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8a895"/>
    </style:style>
    <style:style style:name="P2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8a895" officeooo:paragraph-rsid="000a5b33"/>
    </style:style>
    <style:style style:name="P3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ab227" officeooo:paragraph-rsid="000ab227"/>
    </style:style>
    <style:style style:name="P4" style:family="paragraph" style:parent-style-name="Standard">
      <style:paragraph-properties>
        <style:tab-stops>
          <style:tab-stop style:position="5.006cm"/>
        </style:tab-stops>
      </style:paragraph-properties>
      <style:text-properties fo:language="et" fo:country="EE" officeooo:rsid="000b2a42" officeooo:paragraph-rsid="000b2a42"/>
    </style:style>
    <style:style style:name="P5" style:family="paragraph" style:parent-style-name="Standard">
      <style:paragraph-properties>
        <style:tab-stops>
          <style:tab-stop style:position="5.006cm"/>
        </style:tab-stops>
      </style:paragraph-properties>
      <style:text-properties officeooo:paragraph-rsid="0008a895"/>
    </style:style>
    <style:style style:name="P6" style:family="paragraph" style:parent-style-name="Standard">
      <style:paragraph-properties>
        <style:tab-stops>
          <style:tab-stop style:position="5.027cm"/>
        </style:tab-stops>
      </style:paragraph-properties>
    </style:style>
    <style:style style:name="P7" style:family="paragraph" style:parent-style-name="Heading_20_1">
      <style:text-properties style:font-name="Times New Roman1" fo:font-size="14pt" fo:language="la" fo:country="VA" fo:font-style="italic" style:font-size-asian="14pt" style:font-style-asian="italic" style:font-size-complex="14pt" style:font-style-complex="italic"/>
    </style:style>
    <style:style style:name="T1" style:family="text">
      <style:text-properties fo:text-transform="uppercase" fo:font-weight="bold" fo:background-color="transparent" loext:char-shading-value="0"/>
    </style:style>
    <style:style style:name="T2" style:family="text">
      <style:text-properties officeooo:rsid="000a5b33"/>
    </style:style>
    <style:style style:name="T3" style:family="text">
      <style:text-properties officeooo:rsid="000ab227"/>
    </style:style>
    <style:style style:name="T4" style:family="text">
      <style:text-properties fo:language="et" fo:country="EE" officeooo:rsid="0008a895"/>
    </style:style>
    <style:style style:name="T5" style:family="text">
      <style:text-properties fo:language="et" fo:country="EE" officeooo:rsid="000ab2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Cirruculum vitae</text:h>
      <text:h text:style-name="Heading_20_2" text:outline-level="2">isiklik informatsioon</text:h>
      <text:p text:style-name="P6">Nimi<text:tab/><text:span text:style-name="T1">Martin Trumann</text:span></text:p>
      <text:p text:style-name="P1">Sünniaeg<text:tab/>28.09.2002</text:p>
      <text:p text:style-name="P1">Aadress<text:tab/>Saadu talu, Saaremaa vald, 53325, Saare maakond</text:p>
      <text:p text:style-name="P1">Telefon<text:tab/>+372 5109 720</text:p>
      <text:p text:style-name="P5"><text:span text:style-name="T4">E-mail<text:tab/></text:span><text:a xlink:type="simple" xlink:href="mailto:martin.trumann@gmail.com" text:style-name="Internet_20_link" text:visited-style-name="Visited_20_Internet_20_Link"><text:span text:style-name="T5">m</text:span></text:a><text:a xlink:type="simple" xlink:href="mailto:martin.trumann@gmail.com" text:style-name="Internet_20_link" text:visited-style-name="Visited_20_Internet_20_Link"><text:span text:style-name="T4">artin.trumann@gmail.com</text:span></text:a></text:p>
      <text:p text:style-name="P1">Perekonnaseis<text:tab/>vallaline</text:p>
      <text:h text:style-name="Heading_20_2" text:outline-level="2">Hariduskäik</text:h>
      <text:p text:style-name="P2">2018-<text:tab/>Kuressaare ametikool, noorem tarkvaraarendaja; keskharidus</text:p>
      <text:p text:style-name="P1">2009-2018<text:tab/>Lümanda Põhikool</text:p>
      <text:h text:style-name="Heading_20_2" text:outline-level="2">Keeleoskus</text:h>
      <text:p text:style-name="P1">eesti<text:tab/>emakeel</text:p>
      <text:p text:style-name="P1">inglise<text:tab/>kõnes väga hea, kirjas hea</text:p>
      <text:h text:style-name="Heading_20_2" text:outline-level="2">Arvutioskus</text:h>
      <text:p text:style-name="P1">kasutan igapäevaselt<text:tab/>Libreoffice, <text:span text:style-name="T3">bash, ubuntu</text:span></text:p>
      <text:p text:style-name="P4">baastase <text:tab/>Python, C, JS, </text:p>
      <text:h text:style-name="Heading_20_2" text:outline-level="2">Täi<text:span text:style-name="T2">e</text:span>ndav info</text:h>
      <text:p text:style-name="P1">huvialad<text:tab/>programmeerimine, arvutimängud</text:p>
      <text:p text:style-name="P1">tugevad küljed<text:tab/><text:span text:style-name="T3">nutikas, kiire õppija</text:span></text:p>
      <text:p text:style-name="P3">nõrgad küljed <text:tab/>halb käeki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Times New Roman2" svg:font-family="'Times New Roman'" style:font-adornments="tučné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t" fo:country="E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start" style:justify-single-word="false" fo:text-indent="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/>
      <style:text-properties fo:text-transform="uppercase" style:font-name="Times New Roman2" fo:font-family="'Times New Roman'" style:font-style-name="tučné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Trumann</meta:initial-creator>
    <meta:creation-date>2019-01-14T12:42:43.804898810</meta:creation-date>
    <dc:date>2019-01-25T11:32:46.301824524</dc:date>
    <dc:creator>Martin Trumann</dc:creator>
    <meta:editing-duration>PT29M15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21" meta:word-count="68" meta:character-count="560" meta:non-whitespace-character-count="510"/>
  </office:meta>
</office:document-meta>
</file>